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14"/></text:span><text:span text:style-name="T2"><text:s text:c="7"/>USER STORY(ONLINE PAY BILLS)</text:span></text:p>
      <text:p text:style-name="P1"><text:span text:style-name="T2"><text:s text:c="19"/>(</text:span><text:span text:style-name="T3">K.S.N.S.DARA DEVI--- IS201301013)</text:span></text:p>
      <text:p text:style-name="P1"><text:span text:style-name="T4"/></text:p>
      <text:p text:style-name="P1"><text:span text:style-name="T5">Description :<text:s text:c="2"/>I am going to create a application like "onlne pay bills" . Through this application I want to help people to pay theri bills online and this application also gives you notifictaion alerts to the contact number.</text:span></text:p>
      <text:p text:style-name="P1"><text:span text:style-name="T5">Users; Anyone one who access.</text:span></text:p>
      <text:p text:style-name="P1"><text:span text:style-name="T5">1) Sign up:</text:span></text:p>
      <text:p text:style-name="P1"><text:span text:style-name="T5"><text:s/>As a user,</text:span></text:p>
      <text:p text:style-name="P1"><text:span text:style-name="T5"><text:s text:c="3"/>------There are many ways to login,</text:span></text:p>
      <text:p text:style-name="P1"><text:span text:style-name="T5">--------They can login or register direcly from the app</text:span></text:p>
      <text:p text:style-name="P1"><text:span text:style-name="T5">--------They can login through thier facebook or gmail accounts.</text:span></text:p>
      <text:p text:style-name="P1"><text:span text:style-name="T5">--------After this user need to verify the registered E-mail id</text:span></text:p>
      <text:p text:style-name="P1"><text:span text:style-name="T5">As a server, </text:span></text:p>
      <text:p text:style-name="P1"><text:span text:style-name="T5">Fetch data from facebook/gmail or store data provided for registration to the database.</text:span></text:p>
      <text:p text:style-name="P1"><text:span text:style-name="T6"/></text:p>
      <text:p text:style-name="P1"><text:span text:style-name="T7">2) Verification: </text:span></text:p>
      <text:p text:style-name="P1"><text:span text:style-name="T7">As a user,</text:span></text:p>
      <text:p text:style-name="P1"><text:span text:style-name="T7"><text:s text:c="2"/>I sholud verify my email. I should login from the link given to my email .</text:span></text:p>
      <text:p text:style-name="P1"><text:span text:style-name="T7">As a server,</text:span></text:p>
      <text:p text:style-name="P1"><text:span text:style-name="T7">I should<text:s text:c="2"/>send<text:s text:c="2"/>a verifivation link to thier registerd mail ids to test users.</text:span></text:p>
      <text:p text:style-name="P1"><text:span text:style-name="T7">3)Forgot password;</text:span></text:p>
      <text:p text:style-name="P1"><text:span text:style-name="T7">As a user,</text:span></text:p>
      <text:p text:style-name="P1"><text:span text:style-name="T7">If<text:s text:c="2"/>I<text:s text:c="2"/>forgot my password I should be able to rest my password.</text:span></text:p>
      <text:p text:style-name="P1"><text:span text:style-name="T7">As a server,</text:span></text:p>
      <text:p text:style-name="P1"><text:span text:style-name="T7"><text:s/>I should create a unique password link to make user comfortable. And the link should be authorised to the particular user only not to all</text:span></text:p>
      <text:p text:style-name="P1"><text:span text:style-name="T7">3) Login;</text:span></text:p>
      <text:p text:style-name="P1"><text:span text:style-name="T7">As a user,</text:span></text:p>
      <text:p text:style-name="P1"><text:span text:style-name="T7">I should be able to login </text:span></text:p>
      <text:p text:style-name="P1"><text:span text:style-name="T7">As a server,</text:span></text:p>
      <text:p text:style-name="P1"><text:span text:style-name="T7">I should verify login pasword and id, they should match,checkes from the data given before(database)</text:span></text:p>
      <text:p text:style-name="P1"><text:span text:style-name="T7">4) Select<text:s text:c="2"/>a option,</text:span></text:p>
      <text:p text:style-name="P1"><text:span text:style-name="T7">As a user ,</text:span></text:p>
      <text:p text:style-name="P1"><text:span text:style-name="T7"><text:s/>They can selct any option like (electriicty,mobile bille etc---) In this option they can see the deadlines and amount they suppsed to pay.</text:span></text:p>
      <text:p text:style-name="P1"><text:span text:style-name="T7">As a server,</text:span></text:p>
      <text:p text:style-name="P1"><text:span text:style-name="T7">If<text:s text:c="2"/>a user selects the elctricity I will link up to online electric bills databse.</text:span></text:p>
      <text:p text:style-name="P1"><text:span text:style-name="T7">Feedback Of the app:</text:span></text:p>
      <text:p text:style-name="P1"><text:span text:style-name="T7">As a user ,</text:span></text:p>
      <text:p text:style-name="P1"><text:span text:style-name="T7">Gives the feedback<text:s text:c="2"/>how is it useful for them and what changes need to make more and more comfortable.</text:span></text:p>
      <text:p text:style-name="P1"><text:span text:style-name="T7">As a server,</text:span></text:p>
      <text:p text:style-name="P1"><text:span text:style-name="T7"><text:s/>Stores the databases</text:span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